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erczyński Roman</text:p>
      <text:p text:style-name="P1">Urodził się 23.05. 1880 r. <text:s/>w Bochni. Świadectwo dojrzałości uzyskał w 1902 r.. Studiował na Wydziale Filozoficznym Uniwersytetu Jagiellońskiego. Po zdobyciu dyplomu nauczyciela szkół średnich w zakresie filologii klasycznej i propedeutyki filozofii, uczył m.in. w gimnazjach w Toruniu, Krakowie, Wilnie, Rogoźnie, Kościanie, Nakle, a od 1.08.1934 r. objął stanowisko dyrektora Państwowego Gimnazjum w Chojnicach, gdzie pracował do wybuchu II wojny światowej. Od 1906 r. należał do „Eleusis”, głęboko angażując się w idee społeczno- wychowawcze Lutosławczyków. Uczestniczył w wielu zjazdach organizacyjnych i formułujących ideologię Związku. W 1912 r. przybrał wymyślone przez siebie nazwisko Gierczyński, zamiast rodzinnego- Zając. Propagował zespolenie elsowskiego ideału szlachetności z harcerskimi postulatami dzielności, formułując je na wzór badenpowellowskiego dekalogu prawa skautowego. Był jednym z reorganizatorów, po I wojnie światowej , Eleusis na Filarecki Związek Elsów i w latach 1922- 1932 był jego przewodniczącym. Wywarł znaczny wpływ na życie kół Elsów, wydając tzw. Listy okrężne. Przygotowywał dalszą reorganizację Związku, jako , „rodziny rodzin”. Brał udział w kongresach przeciwalkoholowych oraz w pracy Związku Nauczycieli Abstynentów. Zginął w 1939 r. prawdopodobnie w obozie w Kowalewie koło Sępólna Krajeńskie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4:42:27.84</meta:creation-date>
    <meta:document-statistic meta:table-count="0" meta:image-count="0" meta:object-count="0" meta:page-count="1" meta:paragraph-count="2" meta:word-count="179" meta:character-count="1358"/>
    <dc:date>2022-11-22T15:06:23.69</dc:date>
    <meta:editing-duration>PT3M34S</meta:editing-duration>
    <meta:editing-cycles>1</meta:editing-cycles>
    <meta:generator>OpenOffice/4.1.3$Win32 OpenOffice.org_project/413m1$Build-9783</meta:generator>
  </office:meta>
</office:document-meta>
</file>